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float" office:value="9.56" calcext:value-type="float">
            <text:p>9.56</text:p>
          </table:table-cell>
          <table:table-cell office:value-type="float" office:value="-1.5324" calcext:value-type="float">
            <text:p>-1.5324</text:p>
          </table:table-cell>
          <table:table-cell office:value-type="float" office:value="-1.49843" calcext:value-type="float">
            <text:p>-1.49843</text:p>
          </table:table-cell>
          <table:table-cell office:value-type="float" office:value="1.57714" calcext:value-type="float">
            <text:p>1.57714</text:p>
          </table:table-cell>
          <table:table-cell office:value-type="float" office:value="-0.00513979" calcext:value-type="float">
            <text:p>-0.00513979</text:p>
          </table:table-cell>
          <table:table-cell office:value-type="float" office:value="0.00748837" calcext:value-type="float">
            <text:p>0.00748837</text:p>
          </table:table-cell>
          <table:table-cell office:value-type="float" office:value="0.665716" calcext:value-type="float">
            <text:p>0.665716</text:p>
          </table:table-cell>
          <table:table-cell office:value-type="float" office:value="0.74615" calcext:value-type="float">
            <text:p>0.74615</text:p>
          </table:table-cell>
          <table:table-cell office:value-type="float" office:value="-0.28449" calcext:value-type="float">
            <text:p>-0.28449</text:p>
          </table:table-cell>
          <table:table-cell office:value-type="float" office:value="0.16677" calcext:value-type="float">
            <text:p>0.16677</text:p>
          </table:table-cell>
          <table:table-cell office:value-type="float" office:value="9.7119" calcext:value-type="float">
            <text:p>9.7119</text:p>
          </table:table-cell>
          <table:table-cell office:value-type="float" office:value="-0.202633" calcext:value-type="float">
            <text:p>-0.202633</text:p>
          </table:table-cell>
          <table:table-cell office:value-type="float" office:value="0.0942478" calcext:value-type="float">
            <text:p>0.0942478</text:p>
          </table:table-cell>
          <table:table-cell office:value-type="float" office:value="0.0120428" calcext:value-type="float">
            <text:p>0.0120428</text:p>
          </table:table-cell>
        </table:table-row>
        <table:table-row table:style-name="ro1">
          <table:table-cell office:value-type="float" office:value="171.62" calcext:value-type="float">
            <text:p>171.62</text:p>
          </table:table-cell>
          <table:table-cell office:value-type="float" office:value="-1.51126" calcext:value-type="float">
            <text:p>-1.51126</text:p>
          </table:table-cell>
          <table:table-cell office:value-type="float" office:value="-1.50498" calcext:value-type="float">
            <text:p>-1.50498</text:p>
          </table:table-cell>
          <table:table-cell office:value-type="float" office:value="1.56521" calcext:value-type="float">
            <text:p>1.56521</text:p>
          </table:table-cell>
          <table:table-cell office:value-type="float" office:value="0.0174237" calcext:value-type="float">
            <text:p>0.0174237</text:p>
          </table:table-cell>
          <table:table-cell office:value-type="float" office:value="0.0306508" calcext:value-type="float">
            <text:p>0.0306508</text:p>
          </table:table-cell>
          <table:table-cell office:value-type="float" office:value="0.670451" calcext:value-type="float">
            <text:p>0.670451</text:p>
          </table:table-cell>
          <table:table-cell office:value-type="float" office:value="0.741115" calcext:value-type="float">
            <text:p>0.741115</text:p>
          </table:table-cell>
          <table:table-cell office:value-type="float" office:value="-0.25506" calcext:value-type="float">
            <text:p>-0.25506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9.52551" calcext:value-type="float">
            <text:p>9.52551</text:p>
          </table:table-cell>
          <table:table-cell office:value-type="float" office:value="-0.0801106" calcext:value-type="float">
            <text:p>-0.0801106</text:p>
          </table:table-cell>
          <table:table-cell office:value-type="float" office:value="-0.235619" calcext:value-type="float">
            <text:p>-0.235619</text:p>
          </table:table-cell>
          <table:table-cell office:value-type="float" office:value="0.0950332" calcext:value-type="float">
            <text:p>0.0950332</text:p>
          </table:table-cell>
        </table:table-row>
        <table:table-row table:style-name="ro1">
          <table:table-cell office:value-type="float" office:value="331.05" calcext:value-type="float">
            <text:p>331.05</text:p>
          </table:table-cell>
          <table:table-cell office:value-type="float" office:value="-1.39934" calcext:value-type="float">
            <text:p>-1.39934</text:p>
          </table:table-cell>
          <table:table-cell office:value-type="float" office:value="-1.50622" calcext:value-type="float">
            <text:p>-1.50622</text:p>
          </table:table-cell>
          <table:table-cell office:value-type="float" office:value="1.54001" calcext:value-type="float">
            <text:p>1.54001</text:p>
          </table:table-cell>
          <table:table-cell office:value-type="float" office:value="0.0122423" calcext:value-type="float">
            <text:p>0.0122423</text:p>
          </table:table-cell>
          <table:table-cell office:value-type="float" office:value="0.0235953" calcext:value-type="float">
            <text:p>0.0235953</text:p>
          </table:table-cell>
          <table:table-cell office:value-type="float" office:value="0.672826" calcext:value-type="float">
            <text:p>0.672826</text:p>
          </table:table-cell>
          <table:table-cell office:value-type="float" office:value="0.739323" calcext:value-type="float">
            <text:p>0.739323</text:p>
          </table:table-cell>
          <table:table-cell office:value-type="float" office:value="-0.45126" calcext:value-type="float">
            <text:p>-0.45126</text:p>
          </table:table-cell>
          <table:table-cell office:value-type="float" office:value="0.26487" calcext:value-type="float">
            <text:p>0.26487</text:p>
          </table:table-cell>
          <table:table-cell office:value-type="float" office:value="9.94734" calcext:value-type="float">
            <text:p>9.94734</text:p>
          </table:table-cell>
          <table:table-cell office:value-type="float" office:value="0.337198" calcext:value-type="float">
            <text:p>0.337198</text:p>
          </table:table-cell>
          <table:table-cell office:value-type="float" office:value="-0.540354" calcext:value-type="float">
            <text:p>-0.540354</text:p>
          </table:table-cell>
          <table:table-cell office:value-type="float" office:value="-0.283791" calcext:value-type="float">
            <text:p>-0.283791</text:p>
          </table:table-cell>
        </table:table-row>
        <table:table-row table:style-name="ro1">
          <table:table-cell office:value-type="float" office:value="501.49" calcext:value-type="float">
            <text:p>501.49</text:p>
          </table:table-cell>
          <table:table-cell office:value-type="float" office:value="-1.20566" calcext:value-type="float">
            <text:p>-1.20566</text:p>
          </table:table-cell>
          <table:table-cell office:value-type="float" office:value="-1.49827" calcext:value-type="float">
            <text:p>-1.49827</text:p>
          </table:table-cell>
          <table:table-cell office:value-type="float" office:value="1.52121" calcext:value-type="float">
            <text:p>1.52121</text:p>
          </table:table-cell>
          <table:table-cell office:value-type="float" office:value="0.0128291" calcext:value-type="float">
            <text:p>0.0128291</text:p>
          </table:table-cell>
          <table:table-cell office:value-type="float" office:value="0.015736" calcext:value-type="float">
            <text:p>0.015736</text:p>
          </table:table-cell>
          <table:table-cell office:value-type="float" office:value="0.671856" calcext:value-type="float">
            <text:p>0.671856</text:p>
          </table:table-cell>
          <table:table-cell office:value-type="float" office:value="0.740404" calcext:value-type="float">
            <text:p>0.740404</text:p>
          </table:table-cell>
          <table:table-cell office:value-type="float" office:value="-0.45126" calcext:value-type="float">
            <text:p>-0.45126</text:p>
          </table:table-cell>
          <table:table-cell office:value-type="float" office:value="0.32373" calcext:value-type="float">
            <text:p>0.32373</text:p>
          </table:table-cell>
          <table:table-cell office:value-type="float" office:value="9.67266" calcext:value-type="float">
            <text:p>9.67266</text:p>
          </table:table-cell>
          <table:table-cell office:value-type="float" office:value="-0.286147" calcext:value-type="float">
            <text:p>-0.286147</text:p>
          </table:table-cell>
          <table:table-cell office:value-type="float" office:value="0.667588" calcext:value-type="float">
            <text:p>0.667588</text:p>
          </table:table-cell>
          <table:table-cell office:value-type="float" office:value="-0.130376" calcext:value-type="float">
            <text:p>-0.130376</text:p>
          </table:table-cell>
        </table:table-row>
        <table:table-row table:style-name="ro1">
          <table:table-cell office:value-type="float" office:value="663.38" calcext:value-type="float">
            <text:p>663.38</text:p>
          </table:table-cell>
          <table:table-cell office:value-type="float" office:value="-0.994132" calcext:value-type="float">
            <text:p>-0.994132</text:p>
          </table:table-cell>
          <table:table-cell office:value-type="float" office:value="-1.49498" calcext:value-type="float">
            <text:p>-1.49498</text:p>
          </table:table-cell>
          <table:table-cell office:value-type="float" office:value="1.513" calcext:value-type="float">
            <text:p>1.513</text:p>
          </table:table-cell>
          <table:table-cell office:value-type="float" office:value="0.0108436" calcext:value-type="float">
            <text:p>0.0108436</text:p>
          </table:table-cell>
          <table:table-cell office:value-type="float" office:value="0.00885657" calcext:value-type="float">
            <text:p>0.00885657</text:p>
          </table:table-cell>
          <table:table-cell office:value-type="float" office:value="0.667" calcext:value-type="float">
            <text:p>0.667</text:p>
          </table:table-cell>
          <table:table-cell office:value-type="float" office:value="0.744926" calcext:value-type="float">
            <text:p>0.744926</text:p>
          </table:table-cell>
          <table:table-cell office:value-type="float" office:value="-0.22563" calcext:value-type="float">
            <text:p>-0.22563</text:p>
          </table:table-cell>
          <table:table-cell office:value-type="float" office:value="0.27468" calcext:value-type="float">
            <text:p>0.27468</text:p>
          </table:table-cell>
          <table:table-cell office:value-type="float" office:value="9.83943" calcext:value-type="float">
            <text:p>9.83943</text:p>
          </table:table-cell>
          <table:table-cell office:value-type="float" office:value="0.670992" calcext:value-type="float">
            <text:p>0.670992</text:p>
          </table:table-cell>
          <table:table-cell office:value-type="float" office:value="0.0586431" calcext:value-type="float">
            <text:p>0.0586431</text:p>
          </table:table-cell>
          <table:table-cell office:value-type="float" office:value="-0.146084" calcext:value-type="float">
            <text:p>-0.146084</text:p>
          </table:table-cell>
        </table:table-row>
        <table:table-row table:style-name="ro1">
          <table:table-cell office:value-type="float" office:value="823.06" calcext:value-type="float">
            <text:p>823.06</text:p>
          </table:table-cell>
          <table:table-cell office:value-type="float" office:value="-0.766285" calcext:value-type="float">
            <text:p>-0.766285</text:p>
          </table:table-cell>
          <table:table-cell office:value-type="float" office:value="-1.50578" calcext:value-type="float">
            <text:p>-1.50578</text:p>
          </table:table-cell>
          <table:table-cell office:value-type="float" office:value="1.50817" calcext:value-type="float">
            <text:p>1.50817</text:p>
          </table:table-cell>
          <table:table-cell office:value-type="float" office:value="0.00494513" calcext:value-type="float">
            <text:p>0.00494513</text:p>
          </table:table-cell>
          <table:table-cell office:value-type="float" office:value="0.00866051" calcext:value-type="float">
            <text:p>0.00866051</text:p>
          </table:table-cell>
          <table:table-cell office:value-type="float" office:value="0.66344" calcext:value-type="float">
            <text:p>0.66344</text:p>
          </table:table-cell>
          <table:table-cell office:value-type="float" office:value="0.748163" calcext:value-type="float">
            <text:p>0.748163</text:p>
          </table:table-cell>
          <table:table-cell office:value-type="float" office:value="-0.34335" calcext:value-type="float">
            <text:p>-0.34335</text:p>
          </table:table-cell>
          <table:table-cell office:value-type="float" office:value="0.35316" calcext:value-type="float">
            <text:p>0.35316</text:p>
          </table:table-cell>
          <table:table-cell office:value-type="float" office:value="9.65304" calcext:value-type="float">
            <text:p>9.65304</text:p>
          </table:table-cell>
          <table:table-cell office:value-type="float" office:value="-0.246877" calcext:value-type="float">
            <text:p>-0.246877</text:p>
          </table:table-cell>
          <table:table-cell office:value-type="float" office:value="0.0932006" calcext:value-type="float">
            <text:p>0.0932006</text:p>
          </table:table-cell>
          <table:table-cell office:value-type="float" office:value="-0.117286" calcext:value-type="float">
            <text:p>-0.117286</text:p>
          </table:table-cell>
        </table:table-row>
        <table:table-row table:style-name="ro1">
          <table:table-cell office:value-type="float" office:value="1002.72" calcext:value-type="float">
            <text:p>1002.72</text:p>
          </table:table-cell>
          <table:table-cell office:value-type="float" office:value="-0.542801" calcext:value-type="float">
            <text:p>-0.542801</text:p>
          </table:table-cell>
          <table:table-cell office:value-type="float" office:value="-1.51652" calcext:value-type="float">
            <text:p>-1.51652</text:p>
          </table:table-cell>
          <table:table-cell office:value-type="float" office:value="1.5108" calcext:value-type="float">
            <text:p>1.5108</text:p>
          </table:table-cell>
          <table:table-cell office:value-type="float" office:value="0.00347334" calcext:value-type="float">
            <text:p>0.00347334</text:p>
          </table:table-cell>
          <table:table-cell office:value-type="float" office:value="0.0115799" calcext:value-type="float">
            <text:p>0.0115799</text:p>
          </table:table-cell>
          <table:table-cell office:value-type="float" office:value="0.659589" calcext:value-type="float">
            <text:p>0.659589</text:p>
          </table:table-cell>
          <table:table-cell office:value-type="float" office:value="0.751529" calcext:value-type="float">
            <text:p>0.751529</text:p>
          </table:table-cell>
          <table:table-cell office:value-type="float" office:value="-0.23544" calcext:value-type="float">
            <text:p>-0.23544</text:p>
          </table:table-cell>
          <table:table-cell office:value-type="float" office:value="0.45126" calcext:value-type="float">
            <text:p>0.45126</text:p>
          </table:table-cell>
          <table:table-cell office:value-type="float" office:value="9.79038" calcext:value-type="float">
            <text:p>9.79038</text:p>
          </table:table-cell>
          <table:table-cell office:value-type="float" office:value="-0.258396" calcext:value-type="float">
            <text:p>-0.258396</text:p>
          </table:table-cell>
          <table:table-cell office:value-type="float" office:value="-0.33458" calcext:value-type="float">
            <text:p>-0.33458</text:p>
          </table:table-cell>
          <table:table-cell office:value-type="float" office:value="-0.0534071" calcext:value-type="float">
            <text:p>-0.0534071</text:p>
          </table:table-cell>
        </table:table-row>
        <table:table-row table:style-name="ro1">
          <table:table-cell office:value-type="float" office:value="1162.93" calcext:value-type="float">
            <text:p>1162.93</text:p>
          </table:table-cell>
          <table:table-cell office:value-type="float" office:value="-0.324239" calcext:value-type="float">
            <text:p>-0.324239</text:p>
          </table:table-cell>
          <table:table-cell office:value-type="float" office:value="-1.51119" calcext:value-type="float">
            <text:p>-1.51119</text:p>
          </table:table-cell>
          <table:table-cell office:value-type="float" office:value="1.50768" calcext:value-type="float">
            <text:p>1.50768</text:p>
          </table:table-cell>
          <table:table-cell office:value-type="float" office:value="0.00875261" calcext:value-type="float">
            <text:p>0.00875261</text:p>
          </table:table-cell>
          <table:table-cell office:value-type="float" office:value="0.0144497" calcext:value-type="float">
            <text:p>0.0144497</text:p>
          </table:table-cell>
          <table:table-cell office:value-type="float" office:value="0.663004" calcext:value-type="float">
            <text:p>0.663004</text:p>
          </table:table-cell>
          <table:table-cell office:value-type="float" office:value="0.748426" calcext:value-type="float">
            <text:p>0.748426</text:p>
          </table:table-cell>
          <table:table-cell office:value-type="float" office:value="-0.22563" calcext:value-type="float">
            <text:p>-0.22563</text:p>
          </table:table-cell>
          <table:table-cell office:value-type="float" office:value="0.31392" calcext:value-type="float">
            <text:p>0.31392</text:p>
          </table:table-cell>
          <table:table-cell office:value-type="float" office:value="9.9081" calcext:value-type="float">
            <text:p>9.9081</text:p>
          </table:table-cell>
          <table:table-cell office:value-type="float" office:value="0.362592" calcext:value-type="float">
            <text:p>0.362592</text:p>
          </table:table-cell>
          <table:table-cell office:value-type="float" office:value="-0.330914" calcext:value-type="float">
            <text:p>-0.330914</text:p>
          </table:table-cell>
          <table:table-cell office:value-type="float" office:value="-0.135612" calcext:value-type="float">
            <text:p>-0.135612</text:p>
          </table:table-cell>
        </table:table-row>
        <table:table-row table:style-name="ro1">
          <table:table-cell office:value-type="float" office:value="1320.95" calcext:value-type="float">
            <text:p>1320.95</text:p>
          </table:table-cell>
          <table:table-cell office:value-type="float" office:value="-0.0979033" calcext:value-type="float">
            <text:p>-0.0979033</text:p>
          </table:table-cell>
          <table:table-cell office:value-type="float" office:value="-1.49255" calcext:value-type="float">
            <text:p>-1.49255</text:p>
          </table:table-cell>
          <table:table-cell office:value-type="float" office:value="1.51139" calcext:value-type="float">
            <text:p>1.51139</text:p>
          </table:table-cell>
          <table:table-cell office:value-type="float" office:value="0.00906877" calcext:value-type="float">
            <text:p>0.00906877</text:p>
          </table:table-cell>
          <table:table-cell office:value-type="float" office:value="0.00698219" calcext:value-type="float">
            <text:p>0.00698219</text:p>
          </table:table-cell>
          <table:table-cell office:value-type="float" office:value="0.668148" calcext:value-type="float">
            <text:p>0.668148</text:p>
          </table:table-cell>
          <table:table-cell office:value-type="float" office:value="0.74394" calcext:value-type="float">
            <text:p>0.74394</text:p>
          </table:table-cell>
          <table:table-cell office:value-type="float" office:value="-0.32373" calcext:value-type="float">
            <text:p>-0.32373</text:p>
          </table:table-cell>
          <table:table-cell office:value-type="float" office:value="0.37278" calcext:value-type="float">
            <text:p>0.37278</text:p>
          </table:table-cell>
          <table:table-cell office:value-type="float" office:value="9.99639" calcext:value-type="float">
            <text:p>9.99639</text:p>
          </table:table-cell>
          <table:table-cell office:value-type="float" office:value="-0.0348193" calcext:value-type="float">
            <text:p>-0.0348193</text:p>
          </table:table-cell>
          <table:table-cell office:value-type="float" office:value="0.141633" calcext:value-type="float">
            <text:p>0.141633</text:p>
          </table:table-cell>
          <table:table-cell office:value-type="float" office:value="-0.0774926" calcext:value-type="float">
            <text:p>-0.0774926</text:p>
          </table:table-cell>
        </table:table-row>
        <table:table-row table:style-name="ro1">
          <table:table-cell office:value-type="float" office:value="1478.07" calcext:value-type="float">
            <text:p>1478.07</text:p>
          </table:table-cell>
          <table:table-cell office:value-type="float" office:value="0.124416" calcext:value-type="float">
            <text:p>0.124416</text:p>
          </table:table-cell>
          <table:table-cell office:value-type="float" office:value="-1.47293" calcext:value-type="float">
            <text:p>-1.47293</text:p>
          </table:table-cell>
          <table:table-cell office:value-type="float" office:value="1.51626" calcext:value-type="float">
            <text:p>1.51626</text:p>
          </table:table-cell>
          <table:table-cell office:value-type="float" office:value="0.00612298" calcext:value-type="float">
            <text:p>0.00612298</text:p>
          </table:table-cell>
          <table:table-cell office:value-type="float" office:value="0.0132302" calcext:value-type="float">
            <text:p>0.0132302</text:p>
          </table:table-cell>
          <table:table-cell office:value-type="float" office:value="0.672724" calcext:value-type="float">
            <text:p>0.672724</text:p>
          </table:table-cell>
          <table:table-cell office:value-type="float" office:value="0.73975" calcext:value-type="float">
            <text:p>0.73975</text:p>
          </table:table-cell>
          <table:table-cell office:value-type="float" office:value="-0.17658" calcext:value-type="float">
            <text:p>-0.17658</text:p>
          </table:table-cell>
          <table:table-cell office:value-type="float" office:value="0.40221" calcext:value-type="float">
            <text:p>0.40221</text:p>
          </table:table-cell>
          <table:table-cell office:value-type="float" office:value="9.38817" calcext:value-type="float">
            <text:p>9.38817</text:p>
          </table:table-cell>
          <table:table-cell office:value-type="float" office:value="0.1309" calcext:value-type="float">
            <text:p>0.1309</text:p>
          </table:table-cell>
          <table:table-cell office:value-type="float" office:value="0.72754" calcext:value-type="float">
            <text:p>0.72754</text:p>
          </table:table-cell>
          <table:table-cell office:value-type="float" office:value="0.0701622" calcext:value-type="float">
            <text:p>0.0701622</text:p>
          </table:table-cell>
        </table:table-row>
        <table:table-row table:style-name="ro1">
          <table:table-cell office:value-type="float" office:value="1641.93" calcext:value-type="float">
            <text:p>1641.93</text:p>
          </table:table-cell>
          <table:table-cell office:value-type="float" office:value="0.315496" calcext:value-type="float">
            <text:p>0.315496</text:p>
          </table:table-cell>
          <table:table-cell office:value-type="float" office:value="-1.41568" calcext:value-type="float">
            <text:p>-1.41568</text:p>
          </table:table-cell>
          <table:table-cell office:value-type="float" office:value="1.51448" calcext:value-type="float">
            <text:p>1.51448</text:p>
          </table:table-cell>
          <table:table-cell office:value-type="float" office:value="-0.0243333" calcext:value-type="float">
            <text:p>-0.0243333</text:p>
          </table:table-cell>
          <table:table-cell office:value-type="float" office:value="0.0166732" calcext:value-type="float">
            <text:p>0.0166732</text:p>
          </table:table-cell>
          <table:table-cell office:value-type="float" office:value="0.665714" calcext:value-type="float">
            <text:p>0.665714</text:p>
          </table:table-cell>
          <table:table-cell office:value-type="float" office:value="0.745624" calcext:value-type="float">
            <text:p>0.745624</text:p>
          </table:table-cell>
          <table:table-cell office:value-type="float" office:value="-0.17658" calcext:value-type="float">
            <text:p>-0.17658</text:p>
          </table:table-cell>
          <table:table-cell office:value-type="float" office:value="0.36297" calcext:value-type="float">
            <text:p>0.36297</text:p>
          </table:table-cell>
          <table:table-cell office:value-type="float" office:value="9.73152" calcext:value-type="float">
            <text:p>9.73152</text:p>
          </table:table-cell>
          <table:table-cell office:value-type="float" office:value="-0.257349" calcext:value-type="float">
            <text:p>-0.257349</text:p>
          </table:table-cell>
          <table:table-cell office:value-type="float" office:value="0.27201" calcext:value-type="float">
            <text:p>0.27201</text:p>
          </table:table-cell>
          <table:table-cell office:value-type="float" office:value="-0.0866556" calcext:value-type="float">
            <text:p>-0.0866556</text:p>
          </table:table-cell>
        </table:table-row>
        <table:table-row table:style-name="ro1">
          <table:table-cell office:value-type="float" office:value="1797.31" calcext:value-type="float">
            <text:p>1797.31</text:p>
          </table:table-cell>
          <table:table-cell office:value-type="float" office:value="0.454412" calcext:value-type="float">
            <text:p>0.454412</text:p>
          </table:table-cell>
          <table:table-cell office:value-type="float" office:value="-1.24794" calcext:value-type="float">
            <text:p>-1.24794</text:p>
          </table:table-cell>
          <table:table-cell office:value-type="float" office:value="1.50713" calcext:value-type="float">
            <text:p>1.50713</text:p>
          </table:table-cell>
          <table:table-cell office:value-type="float" office:value="-0.0145673" calcext:value-type="float">
            <text:p>-0.0145673</text:p>
          </table:table-cell>
          <table:table-cell office:value-type="float" office:value="-0.00130695" calcext:value-type="float">
            <text:p>-0.00130695</text:p>
          </table:table-cell>
          <table:table-cell office:value-type="float" office:value="0.654889" calcext:value-type="float">
            <text:p>0.654889</text:p>
          </table:table-cell>
          <table:table-cell office:value-type="float" office:value="0.755583" calcext:value-type="float">
            <text:p>0.755583</text:p>
          </table:table-cell>
          <table:table-cell office:value-type="float" office:value="-0.04905" calcext:value-type="float">
            <text:p>-0.04905</text:p>
          </table:table-cell>
          <table:table-cell office:value-type="float" office:value="0.33354" calcext:value-type="float">
            <text:p>0.33354</text:p>
          </table:table-cell>
          <table:table-cell office:value-type="float" office:value="9.54513" calcext:value-type="float">
            <text:p>9.54513</text:p>
          </table:table-cell>
          <table:table-cell office:value-type="float" office:value="-0.0342957" calcext:value-type="float">
            <text:p>-0.0342957</text:p>
          </table:table-cell>
          <table:table-cell office:value-type="float" office:value="-0.315468" calcext:value-type="float">
            <text:p>-0.315468</text:p>
          </table:table-cell>
          <table:table-cell office:value-type="float" office:value="-0.0738274" calcext:value-type="float">
            <text:p>-0.0738274</text:p>
          </table:table-cell>
        </table:table-row>
        <table:table-row table:style-name="ro1">
          <table:table-cell office:value-type="float" office:value="1956.31" calcext:value-type="float">
            <text:p>1956.31</text:p>
          </table:table-cell>
          <table:table-cell office:value-type="float" office:value="0.517902" calcext:value-type="float">
            <text:p>0.517902</text:p>
          </table:table-cell>
          <table:table-cell office:value-type="float" office:value="-1.02996" calcext:value-type="float">
            <text:p>-1.02996</text:p>
          </table:table-cell>
          <table:table-cell office:value-type="float" office:value="1.49056" calcext:value-type="float">
            <text:p>1.49056</text:p>
          </table:table-cell>
          <table:table-cell office:value-type="float" office:value="-0.0104717" calcext:value-type="float">
            <text:p>-0.0104717</text:p>
          </table:table-cell>
          <table:table-cell office:value-type="float" office:value="0.00376781" calcext:value-type="float">
            <text:p>0.00376781</text:p>
          </table:table-cell>
          <table:table-cell office:value-type="float" office:value="0.683114" calcext:value-type="float">
            <text:p>0.683114</text:p>
          </table:table-cell>
          <table:table-cell office:value-type="float" office:value="0.730227" calcext:value-type="float">
            <text:p>0.730227</text:p>
          </table:table-cell>
          <table:table-cell office:value-type="float" office:value="-0.02943" calcext:value-type="float">
            <text:p>-0.02943</text:p>
          </table:table-cell>
          <table:table-cell office:value-type="float" office:value="0.17658" calcext:value-type="float">
            <text:p>0.17658</text:p>
          </table:table-cell>
          <table:table-cell office:value-type="float" office:value="9.82962" calcext:value-type="float">
            <text:p>9.82962</text:p>
          </table:table-cell>
          <table:table-cell office:value-type="float" office:value="0.455269" calcext:value-type="float">
            <text:p>0.455269</text:p>
          </table:table-cell>
          <table:table-cell office:value-type="float" office:value="0.139801" calcext:value-type="float">
            <text:p>0.139801</text:p>
          </table:table-cell>
          <table:table-cell office:value-type="float" office:value="-0.0185878" calcext:value-type="float">
            <text:p>-0.0185878</text:p>
          </table:table-cell>
        </table:table-row>
        <table:table-row table:style-name="ro1">
          <table:table-cell office:value-type="float" office:value="2112.17" calcext:value-type="float">
            <text:p>2112.17</text:p>
          </table:table-cell>
          <table:table-cell office:value-type="float" office:value="0.531907" calcext:value-type="float">
            <text:p>0.531907</text:p>
          </table:table-cell>
          <table:table-cell office:value-type="float" office:value="-0.840359" calcext:value-type="float">
            <text:p>-0.840359</text:p>
          </table:table-cell>
          <table:table-cell office:value-type="float" office:value="1.36372" calcext:value-type="float">
            <text:p>1.36372</text:p>
          </table:table-cell>
          <table:table-cell office:value-type="float" office:value="0.0169395" calcext:value-type="float">
            <text:p>0.0169395</text:p>
          </table:table-cell>
          <table:table-cell office:value-type="float" office:value="-0.00433838" calcext:value-type="float">
            <text:p>-0.00433838</text:p>
          </table:table-cell>
          <table:table-cell office:value-type="float" office:value="0.713446" calcext:value-type="float">
            <text:p>0.713446</text:p>
          </table:table-cell>
          <table:table-cell office:value-type="float" office:value="0.700492" calcext:value-type="float">
            <text:p>0.700492</text:p>
          </table:table-cell>
          <table:table-cell office:value-type="float" office:value="-0.12753" calcext:value-type="float">
            <text:p>-0.12753</text:p>
          </table:table-cell>
          <table:table-cell office:value-type="float" office:value="0.31392" calcext:value-type="float">
            <text:p>0.31392</text:p>
          </table:table-cell>
          <table:table-cell office:value-type="float" office:value="8.64261" calcext:value-type="float">
            <text:p>8.64261</text:p>
          </table:table-cell>
          <table:table-cell office:value-type="float" office:value="0.54847" calcext:value-type="float">
            <text:p>0.54847</text:p>
          </table:table-cell>
          <table:table-cell office:value-type="float" office:value="-0.281958" calcext:value-type="float">
            <text:p>-0.281958</text:p>
          </table:table-cell>
          <table:table-cell office:value-type="float" office:value="0.00654498" calcext:value-type="float">
            <text:p>0.00654498</text:p>
          </table:table-cell>
        </table:table-row>
        <table:table-row table:style-name="ro1">
          <table:table-cell office:value-type="float" office:value="2263.18" calcext:value-type="float">
            <text:p>2263.18</text:p>
          </table:table-cell>
          <table:table-cell office:value-type="float" office:value="0.530202" calcext:value-type="float">
            <text:p>0.530202</text:p>
          </table:table-cell>
          <table:table-cell office:value-type="float" office:value="-0.733581" calcext:value-type="float">
            <text:p>-0.733581</text:p>
          </table:table-cell>
          <table:table-cell office:value-type="float" office:value="1.38733" calcext:value-type="float">
            <text:p>1.38733</text:p>
          </table:table-cell>
          <table:table-cell office:value-type="float" office:value="-0.0237362" calcext:value-type="float">
            <text:p>-0.0237362</text:p>
          </table:table-cell>
          <table:table-cell office:value-type="float" office:value="0.0212334" calcext:value-type="float">
            <text:p>0.0212334</text:p>
          </table:table-cell>
          <table:table-cell office:value-type="float" office:value="0.698096" calcext:value-type="float">
            <text:p>0.698096</text:p>
          </table:table-cell>
          <table:table-cell office:value-type="float" office:value="0.715295" calcext:value-type="float">
            <text:p>0.715295</text:p>
          </table:table-cell>
          <table:table-cell office:value-type="float" office:value="-0.17658" calcext:value-type="float">
            <text:p>-0.17658</text:p>
          </table:table-cell>
          <table:table-cell office:value-type="float" office:value="0.06867" calcext:value-type="float">
            <text:p>0.06867</text:p>
          </table:table-cell>
          <table:table-cell office:value-type="float" office:value="10.6242" calcext:value-type="float">
            <text:p>10.6242</text:p>
          </table:table-cell>
          <table:table-cell office:value-type="float" office:value="0.531191" calcext:value-type="float">
            <text:p>0.531191</text:p>
          </table:table-cell>
          <table:table-cell office:value-type="float" office:value="0.395317" calcext:value-type="float">
            <text:p>0.395317</text:p>
          </table:table-cell>
          <table:table-cell office:value-type="float" office:value="-0.421497" calcext:value-type="float">
            <text:p>-0.421497</text:p>
          </table:table-cell>
        </table:table-row>
        <table:table-row table:style-name="ro1">
          <table:table-cell office:value-type="float" office:value="2418.11" calcext:value-type="float">
            <text:p>2418.11</text:p>
          </table:table-cell>
          <table:table-cell office:value-type="float" office:value="0.516771" calcext:value-type="float">
            <text:p>0.516771</text:p>
          </table:table-cell>
          <table:table-cell office:value-type="float" office:value="-0.576723" calcext:value-type="float">
            <text:p>-0.576723</text:p>
          </table:table-cell>
          <table:table-cell office:value-type="float" office:value="1.44706" calcext:value-type="float">
            <text:p>1.44706</text:p>
          </table:table-cell>
          <table:table-cell office:value-type="float" office:value="-0.00428658" calcext:value-type="float">
            <text:p>-0.00428658</text:p>
          </table:table-cell>
          <table:table-cell office:value-type="float" office:value="0.0316308" calcext:value-type="float">
            <text:p>0.0316308</text:p>
          </table:table-cell>
          <table:table-cell office:value-type="float" office:value="0.675674" calcext:value-type="float">
            <text:p>0.675674</text:p>
          </table:table-cell>
          <table:table-cell office:value-type="float" office:value="0.736509" calcext:value-type="float">
            <text:p>0.736509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10.1141" calcext:value-type="float">
            <text:p>10.1141</text:p>
          </table:table-cell>
          <table:table-cell office:value-type="float" office:value="0.113359" calcext:value-type="float">
            <text:p>0.113359</text:p>
          </table:table-cell>
          <table:table-cell office:value-type="float" office:value="0.58774" calcext:value-type="float">
            <text:p>0.58774</text:p>
          </table:table-cell>
          <table:table-cell office:value-type="float" office:value="-0.137706" calcext:value-type="float">
            <text:p>-0.137706</text:p>
          </table:table-cell>
        </table:table-row>
        <table:table-row table:style-name="ro1">
          <table:table-cell office:value-type="float" office:value="2566.7" calcext:value-type="float">
            <text:p>2566.7</text:p>
          </table:table-cell>
          <table:table-cell office:value-type="float" office:value="0.545187" calcext:value-type="float">
            <text:p>0.545187</text:p>
          </table:table-cell>
          <table:table-cell office:value-type="float" office:value="-0.376287" calcext:value-type="float">
            <text:p>-0.376287</text:p>
          </table:table-cell>
          <table:table-cell office:value-type="float" office:value="1.47999" calcext:value-type="float">
            <text:p>1.47999</text:p>
          </table:table-cell>
          <table:table-cell office:value-type="float" office:value="-0.0164549" calcext:value-type="float">
            <text:p>-0.0164549</text:p>
          </table:table-cell>
          <table:table-cell office:value-type="float" office:value="0.0125129" calcext:value-type="float">
            <text:p>0.0125129</text:p>
          </table:table-cell>
          <table:table-cell office:value-type="float" office:value="0.691303" calcext:value-type="float">
            <text:p>0.691303</text:p>
          </table:table-cell>
          <table:table-cell office:value-type="float" office:value="0.722269" calcext:value-type="float">
            <text:p>0.722269</text:p>
          </table:table-cell>
          <table:table-cell office:value-type="float" office:value="-0.36297" calcext:value-type="float">
            <text:p>-0.36297</text:p>
          </table:table-cell>
          <table:table-cell office:value-type="float" office:value="0.22563" calcext:value-type="float">
            <text:p>0.22563</text:p>
          </table:table-cell>
          <table:table-cell office:value-type="float" office:value="9.49608" calcext:value-type="float">
            <text:p>9.49608</text:p>
          </table:table-cell>
          <table:table-cell office:value-type="float" office:value="-0.146869" calcext:value-type="float">
            <text:p>-0.146869</text:p>
          </table:table-cell>
          <table:table-cell office:value-type="float" office:value="-0.196611" calcext:value-type="float">
            <text:p>-0.196611</text:p>
          </table:table-cell>
          <table:table-cell office:value-type="float" office:value="-0.0955568" calcext:value-type="float">
            <text:p>-0.0955568</text:p>
          </table:table-cell>
        </table:table-row>
        <table:table-row table:style-name="ro1">
          <table:table-cell office:value-type="float" office:value="2715.17" calcext:value-type="float">
            <text:p>2715.17</text:p>
          </table:table-cell>
          <table:table-cell office:value-type="float" office:value="0.569806" calcext:value-type="float">
            <text:p>0.569806</text:p>
          </table:table-cell>
          <table:table-cell office:value-type="float" office:value="-0.150817" calcext:value-type="float">
            <text:p>-0.150817</text:p>
          </table:table-cell>
          <table:table-cell office:value-type="float" office:value="1.49626" calcext:value-type="float">
            <text:p>1.49626</text:p>
          </table:table-cell>
          <table:table-cell office:value-type="float" office:value="-0.0167033" calcext:value-type="float">
            <text:p>-0.0167033</text:p>
          </table:table-cell>
          <table:table-cell office:value-type="float" office:value="0.00894565" calcext:value-type="float">
            <text:p>0.00894565</text:p>
          </table:table-cell>
          <table:table-cell office:value-type="float" office:value="0.692628" calcext:value-type="float">
            <text:p>0.692628</text:p>
          </table:table-cell>
          <table:table-cell office:value-type="float" office:value="0.721046" calcext:value-type="float">
            <text:p>0.721046</text:p>
          </table:table-cell>
          <table:table-cell office:value-type="float" office:value="-0.34335" calcext:value-type="float">
            <text:p>-0.34335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9.84924" calcext:value-type="float">
            <text:p>9.84924</text:p>
          </table:table-cell>
          <table:table-cell office:value-type="float" office:value="0.260752" calcext:value-type="float">
            <text:p>0.260752</text:p>
          </table:table-cell>
          <table:table-cell office:value-type="float" office:value="-0.283267" calcext:value-type="float">
            <text:p>-0.283267</text:p>
          </table:table-cell>
          <table:table-cell office:value-type="float" office:value="-0.115977" calcext:value-type="float">
            <text:p>-0.115977</text:p>
          </table:table-cell>
        </table:table-row>
        <table:table-row table:style-name="ro1">
          <table:table-cell office:value-type="float" office:value="2862.18" calcext:value-type="float">
            <text:p>2862.18</text:p>
          </table:table-cell>
          <table:table-cell office:value-type="float" office:value="0.586796" calcext:value-type="float">
            <text:p>0.586796</text:p>
          </table:table-cell>
          <table:table-cell office:value-type="float" office:value="0.0570765" calcext:value-type="float">
            <text:p>0.0570765</text:p>
          </table:table-cell>
          <table:table-cell office:value-type="float" office:value="1.50386" calcext:value-type="float">
            <text:p>1.50386</text:p>
          </table:table-cell>
          <table:table-cell office:value-type="float" office:value="-0.0199597" calcext:value-type="float">
            <text:p>-0.0199597</text:p>
          </table:table-cell>
          <table:table-cell office:value-type="float" office:value="0.00904897" calcext:value-type="float">
            <text:p>0.00904897</text:p>
          </table:table-cell>
          <table:table-cell office:value-type="float" office:value="0.69182" calcext:value-type="float">
            <text:p>0.69182</text:p>
          </table:table-cell>
          <table:table-cell office:value-type="float" office:value="0.721738" calcext:value-type="float">
            <text:p>0.721738</text:p>
          </table:table-cell>
          <table:table-cell office:value-type="float" office:value="-0.25506" calcext:value-type="float">
            <text:p>-0.25506</text:p>
          </table:table-cell>
          <table:table-cell office:value-type="float" office:value="-0.01962" calcext:value-type="float">
            <text:p>-0.01962</text:p>
          </table:table-cell>
          <table:table-cell office:value-type="float" office:value="9.36855" calcext:value-type="float">
            <text:p>9.36855</text:p>
          </table:table-cell>
          <table:table-cell office:value-type="float" office:value="0.115454" calcext:value-type="float">
            <text:p>0.115454</text:p>
          </table:table-cell>
          <table:table-cell office:value-type="float" office:value="-0.149226" calcext:value-type="float">
            <text:p>-0.149226</text:p>
          </table:table-cell>
          <table:table-cell office:value-type="float" office:value="0.214676" calcext:value-type="float">
            <text:p>0.214676</text:p>
          </table:table-cell>
        </table:table-row>
        <table:table-row table:style-name="ro1">
          <table:table-cell office:value-type="float" office:value="3009.36" calcext:value-type="float">
            <text:p>3009.36</text:p>
          </table:table-cell>
          <table:table-cell office:value-type="float" office:value="0.619926" calcext:value-type="float">
            <text:p>0.619926</text:p>
          </table:table-cell>
          <table:table-cell office:value-type="float" office:value="0.269721" calcext:value-type="float">
            <text:p>0.269721</text:p>
          </table:table-cell>
          <table:table-cell office:value-type="float" office:value="1.51606" calcext:value-type="float">
            <text:p>1.51606</text:p>
          </table:table-cell>
          <table:table-cell office:value-type="float" office:value="0.0110322" calcext:value-type="float">
            <text:p>0.0110322</text:p>
          </table:table-cell>
          <table:table-cell office:value-type="float" office:value="0.038577" calcext:value-type="float">
            <text:p>0.038577</text:p>
          </table:table-cell>
          <table:table-cell office:value-type="float" office:value="0.688231" calcext:value-type="float">
            <text:p>0.688231</text:p>
          </table:table-cell>
          <table:table-cell office:value-type="float" office:value="0.724381" calcext:value-type="float">
            <text:p>0.724381</text:p>
          </table:table-cell>
          <table:table-cell office:value-type="float" office:value="-0.45126" calcext:value-type="float">
            <text:p>-0.45126</text:p>
          </table:table-cell>
          <table:table-cell office:value-type="float" office:value="0.10791" calcext:value-type="float">
            <text:p>0.10791</text:p>
          </table:table-cell>
          <table:table-cell office:value-type="float" office:value="9.46665" calcext:value-type="float">
            <text:p>9.46665</text:p>
          </table:table-cell>
          <table:table-cell office:value-type="float" office:value="0.179856" calcext:value-type="float">
            <text:p>0.179856</text:p>
          </table:table-cell>
          <table:table-cell office:value-type="float" office:value="0.511556" calcext:value-type="float">
            <text:p>0.511556</text:p>
          </table:table-cell>
          <table:table-cell office:value-type="float" office:value="-0.0295833" calcext:value-type="float">
            <text:p>-0.0295833</text:p>
          </table:table-cell>
        </table:table-row>
        <table:table-row table:style-name="ro1">
          <table:table-cell office:value-type="float" office:value="3154.82" calcext:value-type="float">
            <text:p>3154.82</text:p>
          </table:table-cell>
          <table:table-cell office:value-type="float" office:value="0.758253" calcext:value-type="float">
            <text:p>0.758253</text:p>
          </table:table-cell>
          <table:table-cell office:value-type="float" office:value="0.503184" calcext:value-type="float">
            <text:p>0.503184</text:p>
          </table:table-cell>
          <table:table-cell office:value-type="float" office:value="1.50967" calcext:value-type="float">
            <text:p>1.50967</text:p>
          </table:table-cell>
          <table:table-cell office:value-type="float" office:value="0.0108057" calcext:value-type="float">
            <text:p>0.0108057</text:p>
          </table:table-cell>
          <table:table-cell office:value-type="float" office:value="0.0334664" calcext:value-type="float">
            <text:p>0.0334664</text:p>
          </table:table-cell>
          <table:table-cell office:value-type="float" office:value="0.673554" calcext:value-type="float">
            <text:p>0.673554</text:p>
          </table:table-cell>
          <table:table-cell office:value-type="float" office:value="0.738301" calcext:value-type="float">
            <text:p>0.738301</text:p>
          </table:table-cell>
          <table:table-cell office:value-type="float" office:value="-0.25506" calcext:value-type="float">
            <text:p>-0.25506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9.65304" calcext:value-type="float">
            <text:p>9.65304</text:p>
          </table:table-cell>
          <table:table-cell office:value-type="float" office:value="-0.0256563" calcext:value-type="float">
            <text:p>-0.0256563</text:p>
          </table:table-cell>
          <table:table-cell office:value-type="float" office:value="0.655022" calcext:value-type="float">
            <text:p>0.655022</text:p>
          </table:table-cell>
          <table:table-cell office:value-type="float" office:value="0.0916298" calcext:value-type="float">
            <text:p>0.0916298</text:p>
          </table:table-cell>
        </table:table-row>
        <table:table-row table:style-name="ro1">
          <table:table-cell office:value-type="float" office:value="3300.9" calcext:value-type="float">
            <text:p>3300.9</text:p>
          </table:table-cell>
          <table:table-cell office:value-type="float" office:value="0.979284" calcext:value-type="float">
            <text:p>0.979284</text:p>
          </table:table-cell>
          <table:table-cell office:value-type="float" office:value="0.737881" calcext:value-type="float">
            <text:p>0.737881</text:p>
          </table:table-cell>
          <table:table-cell office:value-type="float" office:value="1.50436" calcext:value-type="float">
            <text:p>1.50436</text:p>
          </table:table-cell>
          <table:table-cell office:value-type="float" office:value="0.000237623" calcext:value-type="float">
            <text:p>0.000237623</text:p>
          </table:table-cell>
          <table:table-cell office:value-type="float" office:value="0.0273101" calcext:value-type="float">
            <text:p>0.0273101</text:p>
          </table:table-cell>
          <table:table-cell office:value-type="float" office:value="0.668937" calcext:value-type="float">
            <text:p>0.668937</text:p>
          </table:table-cell>
          <table:table-cell office:value-type="float" office:value="0.742817" calcext:value-type="float">
            <text:p>0.742817</text:p>
          </table:table-cell>
          <table:table-cell office:value-type="float" office:value="-0.33354" calcext:value-type="float">
            <text:p>-0.33354</text:p>
          </table:table-cell>
          <table:table-cell office:value-type="float" office:value="0.22563" calcext:value-type="float">
            <text:p>0.22563</text:p>
          </table:table-cell>
          <table:table-cell office:value-type="float" office:value="9.47646" calcext:value-type="float">
            <text:p>9.47646</text:p>
          </table:table-cell>
          <table:table-cell office:value-type="float" office:value="-0.584074" calcext:value-type="float">
            <text:p>-0.584074</text:p>
          </table:table-cell>
          <table:table-cell office:value-type="float" office:value="0.218341" calcext:value-type="float">
            <text:p>0.218341</text:p>
          </table:table-cell>
          <table:table-cell office:value-type="float" office:value="0.12069" calcext:value-type="float">
            <text:p>0.12069</text:p>
          </table:table-cell>
        </table:table-row>
        <table:table-row table:style-name="ro1">
          <table:table-cell office:value-type="float" office:value="3447.66" calcext:value-type="float">
            <text:p>3447.66</text:p>
          </table:table-cell>
          <table:table-cell office:value-type="float" office:value="1.19868" calcext:value-type="float">
            <text:p>1.19868</text:p>
          </table:table-cell>
          <table:table-cell office:value-type="float" office:value="0.948912" calcext:value-type="float">
            <text:p>0.948912</text:p>
          </table:table-cell>
          <table:table-cell office:value-type="float" office:value="1.49976" calcext:value-type="float">
            <text:p>1.49976</text:p>
          </table:table-cell>
          <table:table-cell office:value-type="float" office:value="-0.00896644" calcext:value-type="float">
            <text:p>-0.00896644</text:p>
          </table:table-cell>
          <table:table-cell office:value-type="float" office:value="0.014156" calcext:value-type="float">
            <text:p>0.014156</text:p>
          </table:table-cell>
          <table:table-cell office:value-type="float" office:value="0.664332" calcext:value-type="float">
            <text:p>0.664332</text:p>
          </table:table-cell>
          <table:table-cell office:value-type="float" office:value="0.74725" calcext:value-type="float">
            <text:p>0.74725</text:p>
          </table:table-cell>
          <table:table-cell office:value-type="float" office:value="-0.46107" calcext:value-type="float">
            <text:p>-0.46107</text:p>
          </table:table-cell>
          <table:table-cell office:value-type="float" office:value="0.30411" calcext:value-type="float">
            <text:p>0.30411</text:p>
          </table:table-cell>
          <table:table-cell office:value-type="float" office:value="9.88848" calcext:value-type="float">
            <text:p>9.88848</text:p>
          </table:table-cell>
          <table:table-cell office:value-type="float" office:value="0.442441" calcext:value-type="float">
            <text:p>0.442441</text:p>
          </table:table-cell>
          <table:table-cell office:value-type="float" office:value="0.110218" calcext:value-type="float">
            <text:p>0.110218</text:p>
          </table:table-cell>
          <table:table-cell office:value-type="float" office:value="-0.0502655" calcext:value-type="float">
            <text:p>-0.0502655</text:p>
          </table:table-cell>
        </table:table-row>
        <table:table-row table:style-name="ro1">
          <table:table-cell office:value-type="float" office:value="3590.1" calcext:value-type="float">
            <text:p>3590.1</text:p>
          </table:table-cell>
          <table:table-cell office:value-type="float" office:value="1.39862" calcext:value-type="float">
            <text:p>1.39862</text:p>
          </table:table-cell>
          <table:table-cell office:value-type="float" office:value="1.17073" calcext:value-type="float">
            <text:p>1.17073</text:p>
          </table:table-cell>
          <table:table-cell office:value-type="float" office:value="1.50128" calcext:value-type="float">
            <text:p>1.50128</text:p>
          </table:table-cell>
          <table:table-cell office:value-type="float" office:value="-0.010186" calcext:value-type="float">
            <text:p>-0.010186</text:p>
          </table:table-cell>
          <table:table-cell office:value-type="float" office:value="0.00226947" calcext:value-type="float">
            <text:p>0.00226947</text:p>
          </table:table-cell>
          <table:table-cell office:value-type="float" office:value="0.665008" calcext:value-type="float">
            <text:p>0.665008</text:p>
          </table:table-cell>
          <table:table-cell office:value-type="float" office:value="0.746763" calcext:value-type="float">
            <text:p>0.746763</text:p>
          </table:table-cell>
          <table:table-cell office:value-type="float" office:value="-0.45126" calcext:value-type="float">
            <text:p>-0.45126</text:p>
          </table:table-cell>
          <table:table-cell office:value-type="float" office:value="0.36297" calcext:value-type="float">
            <text:p>0.36297</text:p>
          </table:table-cell>
          <table:table-cell office:value-type="float" office:value="9.64323" calcext:value-type="float">
            <text:p>9.64323</text:p>
          </table:table-cell>
          <table:table-cell office:value-type="float" office:value="-0.119381" calcext:value-type="float">
            <text:p>-0.119381</text:p>
          </table:table-cell>
          <table:table-cell office:value-type="float" office:value="0.266512" calcext:value-type="float">
            <text:p>0.266512</text:p>
          </table:table-cell>
          <table:table-cell office:value-type="float" office:value="-0.103934" calcext:value-type="float">
            <text:p>-0.103934</text:p>
          </table:table-cell>
        </table:table-row>
        <table:table-row table:style-name="ro1">
          <table:table-cell office:value-type="float" office:value="3740.49" calcext:value-type="float">
            <text:p>3740.49</text:p>
          </table:table-cell>
          <table:table-cell office:value-type="float" office:value="1.51832" calcext:value-type="float">
            <text:p>1.51832</text:p>
          </table:table-cell>
          <table:table-cell office:value-type="float" office:value="1.35466" calcext:value-type="float">
            <text:p>1.35466</text:p>
          </table:table-cell>
          <table:table-cell office:value-type="float" office:value="1.49955" calcext:value-type="float">
            <text:p>1.49955</text:p>
          </table:table-cell>
          <table:table-cell office:value-type="float" office:value="-0.00625691" calcext:value-type="float">
            <text:p>-0.00625691</text:p>
          </table:table-cell>
          <table:table-cell office:value-type="float" office:value="-0.00211576" calcext:value-type="float">
            <text:p>-0.00211576</text:p>
          </table:table-cell>
          <table:table-cell office:value-type="float" office:value="0.659948" calcext:value-type="float">
            <text:p>0.659948</text:p>
          </table:table-cell>
          <table:table-cell office:value-type="float" office:value="0.751282" calcext:value-type="float">
            <text:p>0.751282</text:p>
          </table:table-cell>
          <table:table-cell office:value-type="float" office:value="-0.28449" calcext:value-type="float">
            <text:p>-0.28449</text:p>
          </table:table-cell>
          <table:table-cell office:value-type="float" office:value="0.31392" calcext:value-type="float">
            <text:p>0.31392</text:p>
          </table:table-cell>
          <table:table-cell office:value-type="float" office:value="9.86886" calcext:value-type="float">
            <text:p>9.86886</text:p>
          </table:table-cell>
          <table:table-cell office:value-type="float" office:value="0.729897" calcext:value-type="float">
            <text:p>0.729897</text:p>
          </table:table-cell>
          <table:table-cell office:value-type="float" office:value="0.0869174" calcext:value-type="float">
            <text:p>0.0869174</text:p>
          </table:table-cell>
          <table:table-cell office:value-type="float" office:value="0.123308" calcext:value-type="float">
            <text:p>0.123308</text:p>
          </table:table-cell>
        </table:table-row>
        <table:table-row table:style-name="ro1">
          <table:table-cell office:value-type="float" office:value="3893.44" calcext:value-type="float">
            <text:p>3893.44</text:p>
          </table:table-cell>
          <table:table-cell office:value-type="float" office:value="1.57899" calcext:value-type="float">
            <text:p>1.57899</text:p>
          </table:table-cell>
          <table:table-cell office:value-type="float" office:value="1.49994" calcext:value-type="float">
            <text:p>1.49994</text:p>
          </table:table-cell>
          <table:table-cell office:value-type="float" office:value="1.49287" calcext:value-type="float">
            <text:p>1.49287</text:p>
          </table:table-cell>
          <table:table-cell office:value-type="float" office:value="-0.00082297" calcext:value-type="float">
            <text:p>-0.00082297</text:p>
          </table:table-cell>
          <table:table-cell office:value-type="float" office:value="-0.0122256" calcext:value-type="float">
            <text:p>-0.0122256</text:p>
          </table:table-cell>
          <table:table-cell office:value-type="float" office:value="0.656423" calcext:value-type="float">
            <text:p>0.656423</text:p>
          </table:table-cell>
          <table:table-cell office:value-type="float" office:value="0.754293" calcext:value-type="float">
            <text:p>0.754293</text:p>
          </table:table-cell>
          <table:table-cell office:value-type="float" office:value="-0.25506" calcext:value-type="float">
            <text:p>-0.25506</text:p>
          </table:table-cell>
          <table:table-cell office:value-type="float" office:value="0.25506" calcext:value-type="float">
            <text:p>0.25506</text:p>
          </table:table-cell>
          <table:table-cell office:value-type="float" office:value="9.76095" calcext:value-type="float">
            <text:p>9.76095</text:p>
          </table:table-cell>
          <table:table-cell office:value-type="float" office:value="0.323846" calcext:value-type="float">
            <text:p>0.323846</text:p>
          </table:table-cell>
          <table:table-cell office:value-type="float" office:value="0.169908" calcext:value-type="float">
            <text:p>0.169908</text:p>
          </table:table-cell>
          <table:table-cell office:value-type="float" office:value="0.122522" calcext:value-type="float">
            <text:p>0.122522</text:p>
          </table:table-cell>
        </table:table-row>
        <table:table-row table:style-name="ro1">
          <table:table-cell office:value-type="float" office:value="4040.06" calcext:value-type="float">
            <text:p>4040.06</text:p>
          </table:table-cell>
          <table:table-cell office:value-type="float" office:value="1.57763" calcext:value-type="float">
            <text:p>1.57763</text:p>
          </table:table-cell>
          <table:table-cell office:value-type="float" office:value="1.57742" calcext:value-type="float">
            <text:p>1.57742</text:p>
          </table:table-cell>
          <table:table-cell office:value-type="float" office:value="1.48277" calcext:value-type="float">
            <text:p>1.48277</text:p>
          </table:table-cell>
          <table:table-cell office:value-type="float" office:value="0.00336595" calcext:value-type="float">
            <text:p>0.00336595</text:p>
          </table:table-cell>
          <table:table-cell office:value-type="float" office:value="-0.0156306" calcext:value-type="float">
            <text:p>-0.0156306</text:p>
          </table:table-cell>
          <table:table-cell office:value-type="float" office:value="0.65995" calcext:value-type="float">
            <text:p>0.65995</text:p>
          </table:table-cell>
          <table:table-cell office:value-type="float" office:value="0.75114" calcext:value-type="float">
            <text:p>0.75114</text:p>
          </table:table-cell>
          <table:table-cell office:value-type="float" office:value="-0.28449" calcext:value-type="float">
            <text:p>-0.28449</text:p>
          </table:table-cell>
          <table:table-cell office:value-type="float" office:value="0.24525" calcext:value-type="float">
            <text:p>0.24525</text:p>
          </table:table-cell>
          <table:table-cell office:value-type="float" office:value="9.85905" calcext:value-type="float">
            <text:p>9.85905</text:p>
          </table:table-cell>
          <table:table-cell office:value-type="float" office:value="-0.286409" calcext:value-type="float">
            <text:p>-0.286409</text:p>
          </table:table-cell>
          <table:table-cell office:value-type="float" office:value="0.394532" calcext:value-type="float">
            <text:p>0.394532</text:p>
          </table:table-cell>
          <table:table-cell office:value-type="float" office:value="0.0625701" calcext:value-type="float">
            <text:p>0.0625701</text:p>
          </table:table-cell>
        </table:table-row>
        <table:table-row table:style-name="ro1">
          <table:table-cell office:value-type="float" office:value="4183.81" calcext:value-type="float">
            <text:p>4183.81</text:p>
          </table:table-cell>
          <table:table-cell office:value-type="float" office:value="1.53817" calcext:value-type="float">
            <text:p>1.53817</text:p>
          </table:table-cell>
          <table:table-cell office:value-type="float" office:value="1.59144" calcext:value-type="float">
            <text:p>1.59144</text:p>
          </table:table-cell>
          <table:table-cell office:value-type="float" office:value="1.48324" calcext:value-type="float">
            <text:p>1.48324</text:p>
          </table:table-cell>
          <table:table-cell office:value-type="float" office:value="0.0069619" calcext:value-type="float">
            <text:p>0.0069619</text:p>
          </table:table-cell>
          <table:table-cell office:value-type="float" office:value="-0.00319961" calcext:value-type="float">
            <text:p>-0.00319961</text:p>
          </table:table-cell>
          <table:table-cell office:value-type="float" office:value="0.654768" calcext:value-type="float">
            <text:p>0.654768</text:p>
          </table:table-cell>
          <table:table-cell office:value-type="float" office:value="0.755791" calcext:value-type="float">
            <text:p>0.755791</text:p>
          </table:table-cell>
          <table:table-cell office:value-type="float" office:value="-0.24525" calcext:value-type="float">
            <text:p>-0.24525</text:p>
          </table:table-cell>
          <table:table-cell office:value-type="float" office:value="0.17658" calcext:value-type="float">
            <text:p>0.17658</text:p>
          </table:table-cell>
          <table:table-cell office:value-type="float" office:value="9.9081" calcext:value-type="float">
            <text:p>9.9081</text:p>
          </table:table-cell>
          <table:table-cell office:value-type="float" office:value="0.28955" calcext:value-type="float">
            <text:p>0.28955</text:p>
          </table:table-cell>
          <table:table-cell office:value-type="float" office:value="-0.16441" calcext:value-type="float">
            <text:p>-0.16441</text:p>
          </table:table-cell>
          <table:table-cell office:value-type="float" office:value="-0.312327" calcext:value-type="float">
            <text:p>-0.312327</text:p>
          </table:table-cell>
        </table:table-row>
        <table:table-row table:style-name="ro1">
          <table:table-cell office:value-type="float" office:value="4327.07" calcext:value-type="float">
            <text:p>4327.07</text:p>
          </table:table-cell>
          <table:table-cell office:value-type="float" office:value="1.49698" calcext:value-type="float">
            <text:p>1.49698</text:p>
          </table:table-cell>
          <table:table-cell office:value-type="float" office:value="1.55921" calcext:value-type="float">
            <text:p>1.55921</text:p>
          </table:table-cell>
          <table:table-cell office:value-type="float" office:value="1.48531" calcext:value-type="float">
            <text:p>1.48531</text:p>
          </table:table-cell>
          <table:table-cell office:value-type="float" office:value="0.00595111" calcext:value-type="float">
            <text:p>0.00595111</text:p>
          </table:table-cell>
          <table:table-cell office:value-type="float" office:value="0.0116073" calcext:value-type="float">
            <text:p>0.0116073</text:p>
          </table:table-cell>
          <table:table-cell office:value-type="float" office:value="0.672899" calcext:value-type="float">
            <text:p>0.672899</text:p>
          </table:table-cell>
          <table:table-cell office:value-type="float" office:value="0.73962" calcext:value-type="float">
            <text:p>0.73962</text:p>
          </table:table-cell>
          <table:table-cell office:value-type="float" office:value="-0.13734" calcext:value-type="float">
            <text:p>-0.13734</text:p>
          </table:table-cell>
          <table:table-cell office:value-type="float" office:value="0.11772" calcext:value-type="float">
            <text:p>0.11772</text:p>
          </table:table-cell>
          <table:table-cell office:value-type="float" office:value="9.87867" calcext:value-type="float">
            <text:p>9.87867</text:p>
          </table:table-cell>
          <table:table-cell office:value-type="float" office:value="0.241117" calcext:value-type="float">
            <text:p>0.241117</text:p>
          </table:table-cell>
          <table:table-cell office:value-type="float" office:value="-0.790111" calcext:value-type="float">
            <text:p>-0.790111</text:p>
          </table:table-cell>
          <table:table-cell office:value-type="float" office:value="-0.0709476" calcext:value-type="float">
            <text:p>-0.0709476</text:p>
          </table:table-cell>
        </table:table-row>
        <table:table-row table:style-name="ro1">
          <table:table-cell office:value-type="float" office:value="4468.02" calcext:value-type="float">
            <text:p>4468.02</text:p>
          </table:table-cell>
          <table:table-cell office:value-type="float" office:value="1.47631" calcext:value-type="float">
            <text:p>1.47631</text:p>
          </table:table-cell>
          <table:table-cell office:value-type="float" office:value="1.52063" calcext:value-type="float">
            <text:p>1.52063</text:p>
          </table:table-cell>
          <table:table-cell office:value-type="float" office:value="1.49" calcext:value-type="float">
            <text:p>1.49</text:p>
          </table:table-cell>
          <table:table-cell office:value-type="float" office:value="-0.00427063" calcext:value-type="float">
            <text:p>-0.00427063</text:p>
          </table:table-cell>
          <table:table-cell office:value-type="float" office:value="0.0171084" calcext:value-type="float">
            <text:p>0.0171084</text:p>
          </table:table-cell>
          <table:table-cell office:value-type="float" office:value="0.688122" calcext:value-type="float">
            <text:p>0.688122</text:p>
          </table:table-cell>
          <table:table-cell office:value-type="float" office:value="0.72538" calcext:value-type="float">
            <text:p>0.72538</text:p>
          </table:table-cell>
          <table:table-cell office:value-type="float" office:value="-0.28449" calcext:value-type="float">
            <text:p>-0.28449</text:p>
          </table:table-cell>
          <table:table-cell office:value-type="float" office:value="0.11772" calcext:value-type="float">
            <text:p>0.11772</text:p>
          </table:table-cell>
          <table:table-cell office:value-type="float" office:value="9.78057" calcext:value-type="float">
            <text:p>9.78057</text:p>
          </table:table-cell>
          <table:table-cell office:value-type="float" office:value="-0.48747" calcext:value-type="float">
            <text:p>-0.48747</text:p>
          </table:table-cell>
          <table:table-cell office:value-type="float" office:value="0.261799" calcext:value-type="float">
            <text:p>0.261799</text:p>
          </table:table-cell>
          <table:table-cell office:value-type="float" office:value="0.204465" calcext:value-type="float">
            <text:p>0.204465</text:p>
          </table:table-cell>
        </table:table-row>
        <table:table-row table:style-name="ro1">
          <table:table-cell office:value-type="float" office:value="4600.93" calcext:value-type="float">
            <text:p>4600.93</text:p>
          </table:table-cell>
          <table:table-cell office:value-type="float" office:value="1.47648" calcext:value-type="float">
            <text:p>1.47648</text:p>
          </table:table-cell>
          <table:table-cell office:value-type="float" office:value="1.50789" calcext:value-type="float">
            <text:p>1.50789</text:p>
          </table:table-cell>
          <table:table-cell office:value-type="float" office:value="1.49855" calcext:value-type="float">
            <text:p>1.49855</text:p>
          </table:table-cell>
          <table:table-cell office:value-type="float" office:value="-0.0012551" calcext:value-type="float">
            <text:p>-0.0012551</text:p>
          </table:table-cell>
          <table:table-cell office:value-type="float" office:value="0.0115114" calcext:value-type="float">
            <text:p>0.0115114</text:p>
          </table:table-cell>
          <table:table-cell office:value-type="float" office:value="0.684348" calcext:value-type="float">
            <text:p>0.684348</text:p>
          </table:table-cell>
          <table:table-cell office:value-type="float" office:value="0.729064" calcext:value-type="float">
            <text:p>0.729064</text:p>
          </table:table-cell>
          <table:table-cell office:value-type="float" office:value="-0.24525" calcext:value-type="float">
            <text:p>-0.24525</text:p>
          </table:table-cell>
          <table:table-cell office:value-type="float" office:value="0.22563" calcext:value-type="float">
            <text:p>0.22563</text:p>
          </table:table-cell>
          <table:table-cell office:value-type="float" office:value="9.89829" calcext:value-type="float">
            <text:p>9.89829</text:p>
          </table:table-cell>
          <table:table-cell office:value-type="float" office:value="-0.0788016" calcext:value-type="float">
            <text:p>-0.0788016</text:p>
          </table:table-cell>
          <table:table-cell office:value-type="float" office:value="-0.796394" calcext:value-type="float">
            <text:p>-0.796394</text:p>
          </table:table-cell>
          <table:table-cell office:value-type="float" office:value="-0.0748746" calcext:value-type="float">
            <text:p>-0.0748746</text:p>
          </table:table-cell>
        </table:table-row>
        <table:table-row table:style-name="ro1">
          <table:table-cell office:value-type="float" office:value="4747.29" calcext:value-type="float">
            <text:p>4747.29</text:p>
          </table:table-cell>
          <table:table-cell office:value-type="float" office:value="1.48589" calcext:value-type="float">
            <text:p>1.48589</text:p>
          </table:table-cell>
          <table:table-cell office:value-type="float" office:value="1.50987" calcext:value-type="float">
            <text:p>1.50987</text:p>
          </table:table-cell>
          <table:table-cell office:value-type="float" office:value="1.50455" calcext:value-type="float">
            <text:p>1.50455</text:p>
          </table:table-cell>
          <table:table-cell office:value-type="float" office:value="-0.00355954" calcext:value-type="float">
            <text:p>-0.00355954</text:p>
          </table:table-cell>
          <table:table-cell office:value-type="float" office:value="0.0153884" calcext:value-type="float">
            <text:p>0.0153884</text:p>
          </table:table-cell>
          <table:table-cell office:value-type="float" office:value="0.681153" calcext:value-type="float">
            <text:p>0.681153</text:p>
          </table:table-cell>
          <table:table-cell office:value-type="float" office:value="0.731971" calcext:value-type="float">
            <text:p>0.731971</text:p>
          </table:table-cell>
          <table:table-cell office:value-type="float" office:value="-0.30411" calcext:value-type="float">
            <text:p>-0.30411</text:p>
          </table:table-cell>
          <table:table-cell office:value-type="float" office:value="0.28449" calcext:value-type="float">
            <text:p>0.28449</text:p>
          </table:table-cell>
          <table:table-cell office:value-type="float" office:value="9.7119" calcext:value-type="float">
            <text:p>9.7119</text:p>
          </table:table-cell>
          <table:table-cell office:value-type="float" office:value="0.00942478" calcext:value-type="float">
            <text:p>0.00942478</text:p>
          </table:table-cell>
          <table:table-cell office:value-type="float" office:value="0.935147" calcext:value-type="float">
            <text:p>0.935147</text:p>
          </table:table-cell>
          <table:table-cell office:value-type="float" office:value="-0.133518" calcext:value-type="float">
            <text:p>-0.133518</text:p>
          </table:table-cell>
        </table:table-row>
        <table:table-row table:style-name="ro1">
          <table:table-cell office:value-type="float" office:value="4885.81" calcext:value-type="float">
            <text:p>4885.81</text:p>
          </table:table-cell>
          <table:table-cell office:value-type="float" office:value="1.50004" calcext:value-type="float">
            <text:p>1.50004</text:p>
          </table:table-cell>
          <table:table-cell office:value-type="float" office:value="1.52874" calcext:value-type="float">
            <text:p>1.52874</text:p>
          </table:table-cell>
          <table:table-cell office:value-type="float" office:value="1.50891" calcext:value-type="float">
            <text:p>1.50891</text:p>
          </table:table-cell>
          <table:table-cell office:value-type="float" office:value="-0.00124461" calcext:value-type="float">
            <text:p>-0.00124461</text:p>
          </table:table-cell>
          <table:table-cell office:value-type="float" office:value="0.00782277" calcext:value-type="float">
            <text:p>0.00782277</text:p>
          </table:table-cell>
          <table:table-cell office:value-type="float" office:value="0.679915" calcext:value-type="float">
            <text:p>0.679915</text:p>
          </table:table-cell>
          <table:table-cell office:value-type="float" office:value="0.733249" calcext:value-type="float">
            <text:p>0.733249</text:p>
          </table:table-cell>
          <table:table-cell office:value-type="float" office:value="-0.26487" calcext:value-type="float">
            <text:p>-0.26487</text:p>
          </table:table-cell>
          <table:table-cell office:value-type="float" office:value="0.22563" calcext:value-type="float">
            <text:p>0.22563</text:p>
          </table:table-cell>
          <table:table-cell office:value-type="float" office:value="9.72171" calcext:value-type="float">
            <text:p>9.72171</text:p>
          </table:table-cell>
          <table:table-cell office:value-type="float" office:value="-0.0316777" calcext:value-type="float">
            <text:p>-0.0316777</text:p>
          </table:table-cell>
          <table:table-cell office:value-type="float" office:value="-0.105767" calcext:value-type="float">
            <text:p>-0.105767</text:p>
          </table:table-cell>
          <table:table-cell office:value-type="float" office:value="0.237976" calcext:value-type="float">
            <text:p>0.237976</text:p>
          </table:table-cell>
        </table:table-row>
        <table:table-row table:style-name="ro1">
          <table:table-cell office:value-type="float" office:value="5025.15" calcext:value-type="float">
            <text:p>5025.15</text:p>
          </table:table-cell>
          <table:table-cell office:value-type="float" office:value="1.50735" calcext:value-type="float">
            <text:p>1.50735</text:p>
          </table:table-cell>
          <table:table-cell office:value-type="float" office:value="1.54748" calcext:value-type="float">
            <text:p>1.54748</text:p>
          </table:table-cell>
          <table:table-cell office:value-type="float" office:value="1.50469" calcext:value-type="float">
            <text:p>1.50469</text:p>
          </table:table-cell>
          <table:table-cell office:value-type="float" office:value="0.000578554" calcext:value-type="float">
            <text:p>0.000578554</text:p>
          </table:table-cell>
          <table:table-cell office:value-type="float" office:value="0.00663139" calcext:value-type="float">
            <text:p>0.00663139</text:p>
          </table:table-cell>
          <table:table-cell office:value-type="float" office:value="0.678736" calcext:value-type="float">
            <text:p>0.678736</text:p>
          </table:table-cell>
          <table:table-cell office:value-type="float" office:value="0.734352" calcext:value-type="float">
            <text:p>0.734352</text:p>
          </table:table-cell>
          <table:table-cell office:value-type="float" office:value="-0.18639" calcext:value-type="float">
            <text:p>-0.18639</text:p>
          </table:table-cell>
          <table:table-cell office:value-type="float" office:value="0.2943" calcext:value-type="float">
            <text:p>0.2943</text:p>
          </table:table-cell>
          <table:table-cell office:value-type="float" office:value="9.5157" calcext:value-type="float">
            <text:p>9.5157</text:p>
          </table:table-cell>
          <table:table-cell office:value-type="float" office:value="0.141895" calcext:value-type="float">
            <text:p>0.141895</text:p>
          </table:table-cell>
          <table:table-cell office:value-type="float" office:value="0.00366519" calcext:value-type="float">
            <text:p>0.00366519</text:p>
          </table:table-cell>
          <table:table-cell office:value-type="float" office:value="0.148702" calcext:value-type="float">
            <text:p>0.148702</text:p>
          </table:table-cell>
        </table:table-row>
        <table:table-row table:style-name="ro1">
          <table:table-cell office:value-type="float" office:value="5167.39" calcext:value-type="float">
            <text:p>5167.39</text:p>
          </table:table-cell>
          <table:table-cell office:value-type="float" office:value="1.50747" calcext:value-type="float">
            <text:p>1.50747</text:p>
          </table:table-cell>
          <table:table-cell office:value-type="float" office:value="1.54826" calcext:value-type="float">
            <text:p>1.54826</text:p>
          </table:table-cell>
          <table:table-cell office:value-type="float" office:value="1.50167" calcext:value-type="float">
            <text:p>1.50167</text:p>
          </table:table-cell>
          <table:table-cell office:value-type="float" office:value="-0.00165888" calcext:value-type="float">
            <text:p>-0.00165888</text:p>
          </table:table-cell>
          <table:table-cell office:value-type="float" office:value="0.004922" calcext:value-type="float">
            <text:p>0.004922</text:p>
          </table:table-cell>
          <table:table-cell office:value-type="float" office:value="0.678013" calcext:value-type="float">
            <text:p>0.678013</text:p>
          </table:table-cell>
          <table:table-cell office:value-type="float" office:value="0.735032" calcext:value-type="float">
            <text:p>0.735032</text:p>
          </table:table-cell>
          <table:table-cell office:value-type="float" office:value="-0.31392" calcext:value-type="float">
            <text:p>-0.31392</text:p>
          </table:table-cell>
          <table:table-cell office:value-type="float" office:value="0.18639" calcext:value-type="float">
            <text:p>0.18639</text:p>
          </table:table-cell>
          <table:table-cell office:value-type="float" office:value="9.91791" calcext:value-type="float">
            <text:p>9.91791</text:p>
          </table:table-cell>
          <table:table-cell office:value-type="float" office:value="0.236143" calcext:value-type="float">
            <text:p>0.236143</text:p>
          </table:table-cell>
          <table:table-cell office:value-type="float" office:value="-0.250542" calcext:value-type="float">
            <text:p>-0.250542</text:p>
          </table:table-cell>
          <table:table-cell office:value-type="float" office:value="-0.0895354" calcext:value-type="float">
            <text:p>-0.0895354</text:p>
          </table:table-cell>
        </table:table-row>
        <table:table-row table:style-name="ro1">
          <table:table-cell office:value-type="float" office:value="5302.71" calcext:value-type="float">
            <text:p>5302.71</text:p>
          </table:table-cell>
          <table:table-cell office:value-type="float" office:value="1.50108" calcext:value-type="float">
            <text:p>1.50108</text:p>
          </table:table-cell>
          <table:table-cell office:value-type="float" office:value="1.53131" calcext:value-type="float">
            <text:p>1.53131</text:p>
          </table:table-cell>
          <table:table-cell office:value-type="float" office:value="1.5034" calcext:value-type="float">
            <text:p>1.5034</text:p>
          </table:table-cell>
          <table:table-cell office:value-type="float" office:value="0.00162619" calcext:value-type="float">
            <text:p>0.00162619</text:p>
          </table:table-cell>
          <table:table-cell office:value-type="float" office:value="0.00777527" calcext:value-type="float">
            <text:p>0.00777527</text:p>
          </table:table-cell>
          <table:table-cell office:value-type="float" office:value="0.671046" calcext:value-type="float">
            <text:p>0.671046</text:p>
          </table:table-cell>
          <table:table-cell office:value-type="float" office:value="0.741374" calcext:value-type="float">
            <text:p>0.741374</text:p>
          </table:table-cell>
          <table:table-cell office:value-type="float" office:value="-0.18639" calcext:value-type="float">
            <text:p>-0.18639</text:p>
          </table:table-cell>
          <table:table-cell office:value-type="float" office:value="0.23544" calcext:value-type="float">
            <text:p>0.23544</text:p>
          </table:table-cell>
          <table:table-cell office:value-type="float" office:value="10.1239" calcext:value-type="float">
            <text:p>10.1239</text:p>
          </table:table-cell>
          <table:table-cell office:value-type="float" office:value="0.113097" calcext:value-type="float">
            <text:p>0.113097</text:p>
          </table:table-cell>
          <table:table-cell office:value-type="float" office:value="-0.46705" calcext:value-type="float">
            <text:p>-0.46705</text:p>
          </table:table-cell>
          <table:table-cell office:value-type="float" office:value="-0.152105" calcext:value-type="float">
            <text:p>-0.152105</text:p>
          </table:table-cell>
        </table:table-row>
        <table:table-row table:style-name="ro1">
          <table:table-cell office:value-type="float" office:value="5440.51" calcext:value-type="float">
            <text:p>5440.51</text:p>
          </table:table-cell>
          <table:table-cell office:value-type="float" office:value="1.49919" calcext:value-type="float">
            <text:p>1.49919</text:p>
          </table:table-cell>
          <table:table-cell office:value-type="float" office:value="1.50595" calcext:value-type="float">
            <text:p>1.50595</text:p>
          </table:table-cell>
          <table:table-cell office:value-type="float" office:value="1.4998" calcext:value-type="float">
            <text:p>1.4998</text:p>
          </table:table-cell>
          <table:table-cell office:value-type="float" office:value="-0.00458503" calcext:value-type="float">
            <text:p>-0.00458503</text:p>
          </table:table-cell>
          <table:table-cell office:value-type="float" office:value="0.0102104" calcext:value-type="float">
            <text:p>0.0102104</text:p>
          </table:table-cell>
          <table:table-cell office:value-type="float" office:value="0.665726" calcext:value-type="float">
            <text:p>0.665726</text:p>
          </table:table-cell>
          <table:table-cell office:value-type="float" office:value="0.746112" calcext:value-type="float">
            <text:p>0.746112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0.33354" calcext:value-type="float">
            <text:p>0.33354</text:p>
          </table:table-cell>
          <table:table-cell office:value-type="float" office:value="9.66285" calcext:value-type="float">
            <text:p>9.66285</text:p>
          </table:table-cell>
          <table:table-cell office:value-type="float" office:value="-0.273057" calcext:value-type="float">
            <text:p>-0.273057</text:p>
          </table:table-cell>
          <table:table-cell office:value-type="float" office:value="-0.53983" calcext:value-type="float">
            <text:p>-0.53983</text:p>
          </table:table-cell>
          <table:table-cell office:value-type="float" office:value="-0.151582" calcext:value-type="float">
            <text:p>-0.151582</text:p>
          </table:table-cell>
        </table:table-row>
        <table:table-row table:style-name="ro1">
          <table:table-cell office:value-type="float" office:value="5577.76" calcext:value-type="float">
            <text:p>5577.76</text:p>
          </table:table-cell>
          <table:table-cell office:value-type="float" office:value="1.49839" calcext:value-type="float">
            <text:p>1.49839</text:p>
          </table:table-cell>
          <table:table-cell office:value-type="float" office:value="1.49635" calcext:value-type="float">
            <text:p>1.49635</text:p>
          </table:table-cell>
          <table:table-cell office:value-type="float" office:value="1.4336" calcext:value-type="float">
            <text:p>1.4336</text:p>
          </table:table-cell>
          <table:table-cell office:value-type="float" office:value="-0.00510057" calcext:value-type="float">
            <text:p>-0.00510057</text:p>
          </table:table-cell>
          <table:table-cell office:value-type="float" office:value="0.00826408" calcext:value-type="float">
            <text:p>0.00826408</text:p>
          </table:table-cell>
          <table:table-cell office:value-type="float" office:value="0.658937" calcext:value-type="float">
            <text:p>0.658937</text:p>
          </table:table-cell>
          <table:table-cell office:value-type="float" office:value="0.752135" calcext:value-type="float">
            <text:p>0.752135</text:p>
          </table:table-cell>
          <table:table-cell office:value-type="float" office:value="-0.0981" calcext:value-type="float">
            <text:p>-0.0981</text:p>
          </table:table-cell>
          <table:table-cell office:value-type="float" office:value="0.13734" calcext:value-type="float">
            <text:p>0.13734</text:p>
          </table:table-cell>
          <table:table-cell office:value-type="float" office:value="9.36855" calcext:value-type="float">
            <text:p>9.36855</text:p>
          </table:table-cell>
          <table:table-cell office:value-type="float" office:value="0.27358" calcext:value-type="float">
            <text:p>0.27358</text:p>
          </table:table-cell>
          <table:table-cell office:value-type="float" office:value="0.225933" calcext:value-type="float">
            <text:p>0.225933</text:p>
          </table:table-cell>
          <table:table-cell office:value-type="float" office:value="0.174097" calcext:value-type="float">
            <text:p>0.174097</text:p>
          </table:table-cell>
        </table:table-row>
        <table:table-row table:style-name="ro1">
          <table:table-cell office:value-type="float" office:value="5716.8" calcext:value-type="float">
            <text:p>5716.8</text:p>
          </table:table-cell>
          <table:table-cell office:value-type="float" office:value="1.49381" calcext:value-type="float">
            <text:p>1.49381</text:p>
          </table:table-cell>
          <table:table-cell office:value-type="float" office:value="1.50326" calcext:value-type="float">
            <text:p>1.50326</text:p>
          </table:table-cell>
          <table:table-cell office:value-type="float" office:value="1.27983" calcext:value-type="float">
            <text:p>1.27983</text:p>
          </table:table-cell>
          <table:table-cell office:value-type="float" office:value="-0.000268176" calcext:value-type="float">
            <text:p>-0.000268176</text:p>
          </table:table-cell>
          <table:table-cell office:value-type="float" office:value="0.00878672" calcext:value-type="float">
            <text:p>0.00878672</text:p>
          </table:table-cell>
          <table:table-cell office:value-type="float" office:value="0.657786" calcext:value-type="float">
            <text:p>0.657786</text:p>
          </table:table-cell>
          <table:table-cell office:value-type="float" office:value="0.753154" calcext:value-type="float">
            <text:p>0.753154</text:p>
          </table:table-cell>
          <table:table-cell office:value-type="float" office:value="-0.23544" calcext:value-type="float">
            <text:p>-0.23544</text:p>
          </table:table-cell>
          <table:table-cell office:value-type="float" office:value="0.21582" calcext:value-type="float">
            <text:p>0.21582</text:p>
          </table:table-cell>
          <table:table-cell office:value-type="float" office:value="9.24102" calcext:value-type="float">
            <text:p>9.24102</text:p>
          </table:table-cell>
          <table:table-cell office:value-type="float" office:value="-0.105505" calcext:value-type="float">
            <text:p>-0.105505</text:p>
          </table:table-cell>
          <table:table-cell office:value-type="float" office:value="-0.348193" calcext:value-type="float">
            <text:p>-0.348193</text:p>
          </table:table-cell>
          <table:table-cell office:value-type="float" office:value="-0.303164" calcext:value-type="float">
            <text:p>-0.303164</text:p>
          </table:table-cell>
        </table:table-row>
        <table:table-row table:style-name="ro1">
          <table:table-cell office:value-type="float" office:value="5859.39" calcext:value-type="float">
            <text:p>5859.39</text:p>
          </table:table-cell>
          <table:table-cell office:value-type="float" office:value="1.49188" calcext:value-type="float">
            <text:p>1.49188</text:p>
          </table:table-cell>
          <table:table-cell office:value-type="float" office:value="1.51676" calcext:value-type="float">
            <text:p>1.51676</text:p>
          </table:table-cell>
          <table:table-cell office:value-type="float" office:value="1.02557" calcext:value-type="float">
            <text:p>1.02557</text:p>
          </table:table-cell>
          <table:table-cell office:value-type="float" office:value="-0.00586206" calcext:value-type="float">
            <text:p>-0.00586206</text:p>
          </table:table-cell>
          <table:table-cell office:value-type="float" office:value="0.00461418" calcext:value-type="float">
            <text:p>0.00461418</text:p>
          </table:table-cell>
          <table:table-cell office:value-type="float" office:value="0.663924" calcext:value-type="float">
            <text:p>0.663924</text:p>
          </table:table-cell>
          <table:table-cell office:value-type="float" office:value="0.747763" calcext:value-type="float">
            <text:p>0.747763</text:p>
          </table:table-cell>
          <table:table-cell office:value-type="float" office:value="-0.33354" calcext:value-type="float">
            <text:p>-0.33354</text:p>
          </table:table-cell>
          <table:table-cell office:value-type="float" office:value="0.23544" calcext:value-type="float">
            <text:p>0.23544</text:p>
          </table:table-cell>
          <table:table-cell office:value-type="float" office:value="8.90748" calcext:value-type="float">
            <text:p>8.90748</text:p>
          </table:table-cell>
          <table:table-cell office:value-type="float" office:value="-0.0947714" calcext:value-type="float">
            <text:p>-0.0947714</text:p>
          </table:table-cell>
          <table:table-cell office:value-type="float" office:value="0.119381" calcext:value-type="float">
            <text:p>0.119381</text:p>
          </table:table-cell>
          <table:table-cell office:value-type="float" office:value="-0.0193732" calcext:value-type="float">
            <text:p>-0.0193732</text:p>
          </table:table-cell>
        </table:table-row>
        <table:table-row table:style-name="ro1">
          <table:table-cell office:value-type="float" office:value="6006.79" calcext:value-type="float">
            <text:p>6006.79</text:p>
          </table:table-cell>
          <table:table-cell office:value-type="float" office:value="1.48849" calcext:value-type="float">
            <text:p>1.48849</text:p>
          </table:table-cell>
          <table:table-cell office:value-type="float" office:value="1.52993" calcext:value-type="float">
            <text:p>1.52993</text:p>
          </table:table-cell>
          <table:table-cell office:value-type="float" office:value="0.726571" calcext:value-type="float">
            <text:p>0.726571</text:p>
          </table:table-cell>
          <table:table-cell office:value-type="float" office:value="-0.00387568" calcext:value-type="float">
            <text:p>-0.00387568</text:p>
          </table:table-cell>
          <table:table-cell office:value-type="float" office:value="0.000251788" calcext:value-type="float">
            <text:p>0.000251788</text:p>
          </table:table-cell>
          <table:table-cell office:value-type="float" office:value="0.667066" calcext:value-type="float">
            <text:p>0.667066</text:p>
          </table:table-cell>
          <table:table-cell office:value-type="float" office:value="0.744989" calcext:value-type="float">
            <text:p>0.744989</text:p>
          </table:table-cell>
          <table:table-cell office:value-type="float" office:value="-0.07848" calcext:value-type="float">
            <text:p>-0.07848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10.2809" calcext:value-type="float">
            <text:p>10.2809</text:p>
          </table:table-cell>
          <table:table-cell office:value-type="float" office:value="0.020944" calcext:value-type="float">
            <text:p>0.020944</text:p>
          </table:table-cell>
          <table:table-cell office:value-type="float" office:value="0.52674" calcext:value-type="float">
            <text:p>0.52674</text:p>
          </table:table-cell>
          <table:table-cell office:value-type="float" office:value="0.137183" calcext:value-type="float">
            <text:p>0.137183</text:p>
          </table:table-cell>
        </table:table-row>
        <table:table-row table:style-name="ro1">
          <table:table-cell office:value-type="float" office:value="6155" calcext:value-type="float">
            <text:p>6155</text:p>
          </table:table-cell>
          <table:table-cell office:value-type="float" office:value="1.47598" calcext:value-type="float">
            <text:p>1.47598</text:p>
          </table:table-cell>
          <table:table-cell office:value-type="float" office:value="1.54269" calcext:value-type="float">
            <text:p>1.54269</text:p>
          </table:table-cell>
          <table:table-cell office:value-type="float" office:value="0.402125" calcext:value-type="float">
            <text:p>0.402125</text:p>
          </table:table-cell>
          <table:table-cell office:value-type="float" office:value="0.00056003" calcext:value-type="float">
            <text:p>0.00056003</text:p>
          </table:table-cell>
          <table:table-cell office:value-type="float" office:value="-0.00173958" calcext:value-type="float">
            <text:p>-0.00173958</text:p>
          </table:table-cell>
          <table:table-cell office:value-type="float" office:value="0.663091" calcext:value-type="float">
            <text:p>0.663091</text:p>
          </table:table-cell>
          <table:table-cell office:value-type="float" office:value="0.748537" calcext:value-type="float">
            <text:p>0.748537</text:p>
          </table:table-cell>
          <table:table-cell office:value-type="float" office:value="-0.08829" calcext:value-type="float">
            <text:p>-0.08829</text:p>
          </table:table-cell>
          <table:table-cell office:value-type="float" office:value="0.22563" calcext:value-type="float">
            <text:p>0.22563</text:p>
          </table:table-cell>
          <table:table-cell office:value-type="float" office:value="9.64323" calcext:value-type="float">
            <text:p>9.64323</text:p>
          </table:table-cell>
          <table:table-cell office:value-type="float" office:value="0.148964" calcext:value-type="float">
            <text:p>0.148964</text:p>
          </table:table-cell>
          <table:table-cell office:value-type="float" office:value="0.387987" calcext:value-type="float">
            <text:p>0.387987</text:p>
          </table:table-cell>
          <table:table-cell office:value-type="float" office:value="0.342172" calcext:value-type="float">
            <text:p>0.342172</text:p>
          </table:table-cell>
        </table:table-row>
        <table:table-row table:style-name="ro1">
          <table:table-cell office:value-type="float" office:value="6303.26" calcext:value-type="float">
            <text:p>6303.26</text:p>
          </table:table-cell>
          <table:table-cell office:value-type="float" office:value="1.46289" calcext:value-type="float">
            <text:p>1.46289</text:p>
          </table:table-cell>
          <table:table-cell office:value-type="float" office:value="1.5402" calcext:value-type="float">
            <text:p>1.5402</text:p>
          </table:table-cell>
          <table:table-cell office:value-type="float" office:value="0.0925489" calcext:value-type="float">
            <text:p>0.0925489</text:p>
          </table:table-cell>
          <table:table-cell office:value-type="float" office:value="-0.00923094" calcext:value-type="float">
            <text:p>-0.00923094</text:p>
          </table:table-cell>
          <table:table-cell office:value-type="float" office:value="-0.00456017" calcext:value-type="float">
            <text:p>-0.00456017</text:p>
          </table:table-cell>
          <table:table-cell office:value-type="float" office:value="0.651156" calcext:value-type="float">
            <text:p>0.651156</text:p>
          </table:table-cell>
          <table:table-cell office:value-type="float" office:value="0.758874" calcext:value-type="float">
            <text:p>0.758874</text:p>
          </table:table-cell>
          <table:table-cell office:value-type="float" office:value="-0.24525" calcext:value-type="float">
            <text:p>-0.24525</text:p>
          </table:table-cell>
          <table:table-cell office:value-type="float" office:value="0.04905" calcext:value-type="float">
            <text:p>0.04905</text:p>
          </table:table-cell>
          <table:table-cell office:value-type="float" office:value="9.89829" calcext:value-type="float">
            <text:p>9.89829</text:p>
          </table:table-cell>
          <table:table-cell office:value-type="float" office:value="-0.120951" calcext:value-type="float">
            <text:p>-0.120951</text:p>
          </table:table-cell>
          <table:table-cell office:value-type="float" office:value="0.0589049" calcext:value-type="float">
            <text:p>0.0589049</text:p>
          </table:table-cell>
          <table:table-cell office:value-type="float" office:value="0.0903208" calcext:value-type="float">
            <text:p>0.0903208</text:p>
          </table:table-cell>
        </table:table-row>
        <table:table-row table:style-name="ro1">
          <table:table-cell office:value-type="float" office:value="6443.79" calcext:value-type="float">
            <text:p>6443.79</text:p>
          </table:table-cell>
          <table:table-cell office:value-type="float" office:value="1.46574" calcext:value-type="float">
            <text:p>1.46574</text:p>
          </table:table-cell>
          <table:table-cell office:value-type="float" office:value="1.53777" calcext:value-type="float">
            <text:p>1.53777</text:p>
          </table:table-cell>
          <table:table-cell office:value-type="float" office:value="0.064718" calcext:value-type="float">
            <text:p>0.064718</text:p>
          </table:table-cell>
          <table:table-cell office:value-type="float" office:value="-0.000757374" calcext:value-type="float">
            <text:p>-0.000757374</text:p>
          </table:table-cell>
          <table:table-cell office:value-type="float" office:value="-0.00228884" calcext:value-type="float">
            <text:p>-0.00228884</text:p>
          </table:table-cell>
          <table:table-cell office:value-type="float" office:value="0.669427" calcext:value-type="float">
            <text:p>0.669427</text:p>
          </table:table-cell>
          <table:table-cell office:value-type="float" office:value="0.742874" calcext:value-type="float">
            <text:p>0.742874</text:p>
          </table:table-cell>
          <table:table-cell office:value-type="float" office:value="-0.1962" calcext:value-type="float">
            <text:p>-0.1962</text:p>
          </table:table-cell>
          <table:table-cell office:value-type="float" office:value="0.41202" calcext:value-type="float">
            <text:p>0.41202</text:p>
          </table:table-cell>
          <table:table-cell office:value-type="float" office:value="7.75971" calcext:value-type="float">
            <text:p>7.75971</text:p>
          </table:table-cell>
          <table:table-cell office:value-type="float" office:value="-0.898757" calcext:value-type="float">
            <text:p>-0.898757</text:p>
          </table:table-cell>
          <table:table-cell office:value-type="float" office:value="-0.426733" calcext:value-type="float">
            <text:p>-0.426733</text:p>
          </table:table-cell>
          <table:table-cell office:value-type="float" office:value="-0.143466" calcext:value-type="float">
            <text:p>-0.143466</text:p>
          </table:table-cell>
        </table:table-row>
        <table:table-row table:style-name="ro1">
          <table:table-cell office:value-type="float" office:value="6594.78" calcext:value-type="float">
            <text:p>6594.78</text:p>
          </table:table-cell>
          <table:table-cell office:value-type="float" office:value="1.46687" calcext:value-type="float">
            <text:p>1.46687</text:p>
          </table:table-cell>
          <table:table-cell office:value-type="float" office:value="1.53779" calcext:value-type="float">
            <text:p>1.53779</text:p>
          </table:table-cell>
          <table:table-cell office:value-type="float" office:value="0.0646931" calcext:value-type="float">
            <text:p>0.0646931</text:p>
          </table:table-cell>
          <table:table-cell office:value-type="float" office:value="0.00474272" calcext:value-type="float">
            <text:p>0.00474272</text:p>
          </table:table-cell>
          <table:table-cell office:value-type="float" office:value="0.00953565" calcext:value-type="float">
            <text:p>0.00953565</text:p>
          </table:table-cell>
          <table:table-cell office:value-type="float" office:value="0.669555" calcext:value-type="float">
            <text:p>0.669555</text:p>
          </table:table-cell>
          <table:table-cell office:value-type="float" office:value="0.742686" calcext:value-type="float">
            <text:p>0.742686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0.61803" calcext:value-type="float">
            <text:p>0.61803</text:p>
          </table:table-cell>
          <table:table-cell office:value-type="float" office:value="9.74133" calcext:value-type="float">
            <text:p>9.74133</text:p>
          </table:table-cell>
          <table:table-cell office:value-type="float" office:value="-0.328035" calcext:value-type="float">
            <text:p>-0.328035</text:p>
          </table:table-cell>
          <table:table-cell office:value-type="float" office:value="-0.0824668" calcext:value-type="float">
            <text:p>-0.0824668</text:p>
          </table:table-cell>
          <table:table-cell office:value-type="float" office:value="-0.0154462" calcext:value-type="float">
            <text:p>-0.0154462</text:p>
          </table:table-cell>
        </table:table-row>
        <table:table-row table:style-name="ro1">
          <table:table-cell office:value-type="float" office:value="6743.3" calcext:value-type="float">
            <text:p>6743.3</text:p>
          </table:table-cell>
          <table:table-cell office:value-type="float" office:value="1.46687" calcext:value-type="float">
            <text:p>1.46687</text:p>
          </table:table-cell>
          <table:table-cell office:value-type="float" office:value="1.53779" calcext:value-type="float">
            <text:p>1.53779</text:p>
          </table:table-cell>
          <table:table-cell office:value-type="float" office:value="0.0646931" calcext:value-type="float">
            <text:p>0.0646931</text:p>
          </table:table-cell>
          <table:table-cell office:value-type="float" office:value="0.00474272" calcext:value-type="float">
            <text:p>0.00474272</text:p>
          </table:table-cell>
          <table:table-cell office:value-type="float" office:value="0.00953565" calcext:value-type="float">
            <text:p>0.00953565</text:p>
          </table:table-cell>
          <table:table-cell office:value-type="float" office:value="0.669555" calcext:value-type="float">
            <text:p>0.669555</text:p>
          </table:table-cell>
          <table:table-cell office:value-type="float" office:value="0.742686" calcext:value-type="float">
            <text:p>0.742686</text:p>
          </table:table-cell>
          <table:table-cell office:value-type="float" office:value="-0.04905" calcext:value-type="float">
            <text:p>-0.04905</text:p>
          </table:table-cell>
          <table:table-cell office:value-type="float" office:value="0.20601" calcext:value-type="float">
            <text:p>0.20601</text:p>
          </table:table-cell>
          <table:table-cell office:value-type="float" office:value="9.64323" calcext:value-type="float">
            <text:p>9.64323</text:p>
          </table:table-cell>
          <table:table-cell office:value-type="float" office:value="-0.0102102" calcext:value-type="float">
            <text:p>-0.0102102</text:p>
          </table:table-cell>
          <table:table-cell office:value-type="float" office:value="0.0471239" calcext:value-type="float">
            <text:p>0.0471239</text:p>
          </table:table-cell>
          <table:table-cell office:value-type="float" office:value="-0.0376991" calcext:value-type="float">
            <text:p>-0.03769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0T14:45:51.889285123</meta:creation-date>
    <dc:date>2017-11-20T14:46:26.281161419</dc:date>
    <meta:editing-duration>PT34S</meta:editing-duration>
    <meta:editing-cycles>1</meta:editing-cycles>
    <meta:generator>LibreOffice/5.1.6.2$Linux_X86_64 LibreOffice_project/10m0$Build-2</meta:generator>
    <meta:document-statistic meta:table-count="1" meta:cell-count="644" meta:object-count="0"/>
  </office:meta>
</office:document-meta>
</file>